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tyle="italic" fo:font-weight="bold" style:font-style-asian="italic" style:font-weight-asian="bold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ego</text:span></text:p>
      <text:p text:style-name="P2"/>
      <text:p text:style-name="P3"><text:span text:style-name="T2">Cast: </text:span>entità convenzionale associata ad una Porta, risultante dall'atto di castare. </text:p>
      <text:p text:style-name="P4"/>
      <text:p text:style-name="P3"><text:span text:style-name="T2">Crossare</text:span>: crossa chi, proiettando la traiettoria dal punto di contatto iniziale al finale dei piedi sul suolo sul piano tangente (denominato π) al pavimento e contenente il segmento/porta castato, interseca il suddetto segmento con la proiezione; inoltre i punti, iniziale e finale, devono giacere su due semipiani differenti di π (individuati dal segmento/porta) per essere definito crossing.</text:p>
      <text:p text:style-name="P4"/>
      <text:p text:style-name="P3"><text:span text:style-name="T2">Castare</text:span>: atto di dire “Prego!“ con fare cordiale, indicando una Porta (vedi “Porta”), ad essa verrà associato un Cast.</text:p>
      <text:p text:style-name="P3"/>
      <text:p text:style-name="P3"><text:span text:style-name="T2">Onore:</text:span> numero intero associato ad ogni partecipante, a partire da 0 al momento dell'inclusione al gioco.</text:p>
      <text:p text:style-name="P3"/>
      <text:p text:style-name="P3"><text:span text:style-name="T2">Porta:</text:span> segmento sul suolo delimitato da 2 punti di riferimento distinguibili.</text:p>
      <text:p text:style-name="P3"/>
      <text:p text:style-name="P3"/>
      <text:p text:style-name="P3">Art. 1</text:p>
      <text:p text:style-name="P3">Chi casta (il caster) deve indicare inequivocabilmente verso quale porta sta castando.</text:p>
      <text:p text:style-name="P3"/>
      <text:p text:style-name="P3">Art. 2</text:p>
      <text:p text:style-name="P3">Ogni crosser annulla tutti i cast sulla porta che crossa. Per ogni cast così annullato, il crosser cede un punto Onore al caster.</text:p>
      <text:p text:style-name="P3"/>
      <text:p text:style-name="P3">Art. 3</text:p>
      <text:p text:style-name="P3">Un cast dura fino a un minuto, per poi essere automaticamente annullato.</text:p>
      <text:p text:style-name="P3"/>
      <text:p text:style-name="P3">Art. 4</text:p>
      <text:p text:style-name="P3">Ogni cast annulla il cast precedente dello stesso caster.</text:p>
      <text:p text:style-name="P3"/>
      <text:p text:style-name="P3"><text:soft-page-break/>Art. 5</text:p>
      <text:p text:style-name="P3">L’unico documento ufficiale delle regole è la pagina ufficiale GitHub:<text:line-break/>https://github.com/officialprego/prego</text:p>
      <text:p text:style-name="P3"/>
      <text:p text:style-name="P3">Art. 6</text:p>
      <text:p text:style-name="P3">(Ci vuole un articolo che regolamenta il cambio di regole) Per modificare le regole, 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209" meta:character-count="1356" meta:non-whitespace-character-count="1164"/>
    <meta:generator>LibreOfficeDev/6.0.5.2$Linux_X86_64 LibreOffice_project/</meta:generator>
  </office:meta>
</office:document-meta>
</file>